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1" office:value-type="string" calcext:value-type="string">
            <text:p>Reaction test</text:p>
          </table:table-cell>
          <table:table-cell table:style-name="ce1" table:number-columns-repeated="3"/>
          <table:table-cell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12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 calcext:value-type="string">
            <text:p>number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1" office:value-type="string" calcext:value-type="string">
            <text:p>max value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table:number-columns-repeated="2"/>
          <table:table-cell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s</text:p>
          </table:table-cell>
          <table:table-cell table:style-name="ce1" table:number-columns-repeated="2"/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2" table:style-name="ce1" office:value-type="float" office:value="6" calcext:value-type="float">
            <text:p>6</text:p>
          </table:table-cell>
          <table:table-cell table:style-name="ce1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9" calcext:value-type="float">
            <text:p>19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2" calcext:value-type="float">
            <text:p>222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0" calcext:value-type="float">
            <text:p>27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8" calcext:value-type="float">
            <text:p>3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9" calcext:value-type="float">
            <text:p>3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3" calcext:value-type="float">
            <text:p>32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5" calcext:value-type="float">
            <text:p>3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5" calcext:value-type="float">
            <text:p>3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8" calcext:value-type="float">
            <text:p>33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6" calcext:value-type="float">
            <text:p>376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7" calcext:value-type="float">
            <text:p>387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8" calcext:value-type="float">
            <text:p>38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4" calcext:value-type="float">
            <text:p>3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5" calcext:value-type="float">
            <text:p>3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6" calcext:value-type="float">
            <text:p>4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4" calcext:value-type="float">
            <text:p>42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7" calcext:value-type="float">
            <text:p>42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1" calcext:value-type="float">
            <text:p>43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2" calcext:value-type="float">
            <text:p>4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7" calcext:value-type="float">
            <text:p>43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3" calcext:value-type="float">
            <text:p>44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4" calcext:value-type="float">
            <text:p>4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0" calcext:value-type="float">
            <text:p>45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6" calcext:value-type="float">
            <text:p>45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7" calcext:value-type="float">
            <text:p>45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9" calcext:value-type="float">
            <text:p>45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2" calcext:value-type="float">
            <text:p>46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4" calcext:value-type="float">
            <text:p>46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9" calcext:value-type="float">
            <text:p>4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3" calcext:value-type="float">
            <text:p>47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2" calcext:value-type="float">
            <text:p>48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6" calcext:value-type="float">
            <text:p>486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0" calcext:value-type="float">
            <text:p>49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3" calcext:value-type="float">
            <text:p>49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3" calcext:value-type="float">
            <text:p>50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5" calcext:value-type="float">
            <text:p>50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6" calcext:value-type="float">
            <text:p>5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7" calcext:value-type="float">
            <text:p>50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8" calcext:value-type="float">
            <text:p>50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9" calcext:value-type="float">
            <text:p>50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4" calcext:value-type="float">
            <text:p>5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5" calcext:value-type="float">
            <text:p>5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7" calcext:value-type="float">
            <text:p>51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1" calcext:value-type="float">
            <text:p>5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4" calcext:value-type="float">
            <text:p>5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9" calcext:value-type="float">
            <text:p>529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5" calcext:value-type="float">
            <text:p>53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6" calcext:value-type="float">
            <text:p>5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9" calcext:value-type="float">
            <text:p>53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6" calcext:value-type="float">
            <text:p>546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7" calcext:value-type="float">
            <text:p>54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1" calcext:value-type="float">
            <text:p>55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6" calcext:value-type="float">
            <text:p>55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9" calcext:value-type="float">
            <text:p>55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3" calcext:value-type="float">
            <text:p>5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5" calcext:value-type="float">
            <text:p>56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6" calcext:value-type="float">
            <text:p>56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8" calcext:value-type="float">
            <text:p>56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9" calcext:value-type="float">
            <text:p>56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1" calcext:value-type="float">
            <text:p>57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4" calcext:value-type="float">
            <text:p>5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1" calcext:value-type="float">
            <text:p>58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3" calcext:value-type="float">
            <text:p>58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5" calcext:value-type="float">
            <text:p>58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6" calcext:value-type="float">
            <text:p>58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1" calcext:value-type="float">
            <text:p>59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3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4" calcext:value-type="float">
            <text:p>5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5" calcext:value-type="float">
            <text:p>59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6" calcext:value-type="float">
            <text:p>59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2" calcext:value-type="float">
            <text:p>60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4" calcext:value-type="float">
            <text:p>60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5" calcext:value-type="float">
            <text:p>6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0" calcext:value-type="float">
            <text:p>6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3" calcext:value-type="float">
            <text:p>613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5" calcext:value-type="float">
            <text:p>6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7" calcext:value-type="float">
            <text:p>6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8" calcext:value-type="float">
            <text:p>6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1" calcext:value-type="float">
            <text:p>6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5" calcext:value-type="float">
            <text:p>6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8" calcext:value-type="float">
            <text:p>62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2" calcext:value-type="float">
            <text:p>63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5" calcext:value-type="float">
            <text:p>6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6" calcext:value-type="float">
            <text:p>6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7" calcext:value-type="float">
            <text:p>63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9" calcext:value-type="float">
            <text:p>63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1" calcext:value-type="float">
            <text:p>64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2" calcext:value-type="float">
            <text:p>64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3" calcext:value-type="float">
            <text:p>643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4" calcext:value-type="float">
            <text:p>64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5" calcext:value-type="float">
            <text:p>6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9" calcext:value-type="float">
            <text:p>64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2" calcext:value-type="float">
            <text:p>6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6" calcext:value-type="float">
            <text:p>65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7" calcext:value-type="float">
            <text:p>65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9" calcext:value-type="float">
            <text:p>65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0" calcext:value-type="float">
            <text:p>66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1" calcext:value-type="float">
            <text:p>66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2" calcext:value-type="float">
            <text:p>6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3" calcext:value-type="float">
            <text:p>66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5" calcext:value-type="float">
            <text:p>6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1" calcext:value-type="float">
            <text:p>67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3" calcext:value-type="float">
            <text:p>6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4" calcext:value-type="float">
            <text:p>6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5" calcext:value-type="float">
            <text:p>6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6" calcext:value-type="float">
            <text:p>676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8" calcext:value-type="float">
            <text:p>67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9" calcext:value-type="float">
            <text:p>679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5" calcext:value-type="float">
            <text:p>6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6" calcext:value-type="float">
            <text:p>68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8" calcext:value-type="float">
            <text:p>6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9" calcext:value-type="float">
            <text:p>68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1" calcext:value-type="float">
            <text:p>69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2" calcext:value-type="float">
            <text:p>69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4" calcext:value-type="float">
            <text:p>6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5" calcext:value-type="float">
            <text:p>69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8" calcext:value-type="float">
            <text:p>6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1" calcext:value-type="float">
            <text:p>70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2" calcext:value-type="float">
            <text:p>70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3" calcext:value-type="float">
            <text:p>70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7" calcext:value-type="float">
            <text:p>70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3" calcext:value-type="float">
            <text:p>7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6" calcext:value-type="float">
            <text:p>7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7" calcext:value-type="float">
            <text:p>7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8" calcext:value-type="float">
            <text:p>7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9" calcext:value-type="float">
            <text:p>71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1" calcext:value-type="float">
            <text:p>7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3" calcext:value-type="float">
            <text:p>723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4" calcext:value-type="float">
            <text:p>72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5" calcext:value-type="float">
            <text:p>72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6" calcext:value-type="float">
            <text:p>7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7" calcext:value-type="float">
            <text:p>72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1" calcext:value-type="float">
            <text:p>73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3" calcext:value-type="float">
            <text:p>7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4" calcext:value-type="float">
            <text:p>73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8" calcext:value-type="float">
            <text:p>73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9" calcext:value-type="float">
            <text:p>73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3" calcext:value-type="float">
            <text:p>74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4" calcext:value-type="float">
            <text:p>7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5" calcext:value-type="float">
            <text:p>7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6" calcext:value-type="float">
            <text:p>7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8" calcext:value-type="float">
            <text:p>74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4" calcext:value-type="float">
            <text:p>754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5" calcext:value-type="float">
            <text:p>7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7" calcext:value-type="float">
            <text:p>7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8" calcext:value-type="float">
            <text:p>7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9" calcext:value-type="float">
            <text:p>75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5" calcext:value-type="float">
            <text:p>7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6" calcext:value-type="float">
            <text:p>76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7" calcext:value-type="float">
            <text:p>76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2" calcext:value-type="float">
            <text:p>7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3" calcext:value-type="float">
            <text:p>77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0" calcext:value-type="float">
            <text:p>780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5" calcext:value-type="float">
            <text:p>7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9" calcext:value-type="float">
            <text:p>789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3" calcext:value-type="float">
            <text:p>79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5" calcext:value-type="float">
            <text:p>795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6" calcext:value-type="float">
            <text:p>79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7" calcext:value-type="float">
            <text:p>79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8" calcext:value-type="float">
            <text:p>7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9" calcext:value-type="float">
            <text:p>79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2" calcext:value-type="float">
            <text:p>80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3" calcext:value-type="float">
            <text:p>80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4" calcext:value-type="float">
            <text:p>80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5" calcext:value-type="float">
            <text:p>80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7" calcext:value-type="float">
            <text:p>80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8" calcext:value-type="float">
            <text:p>80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9" calcext:value-type="float">
            <text:p>80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5" calcext:value-type="float">
            <text:p>81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7" calcext:value-type="float">
            <text:p>8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8" calcext:value-type="float">
            <text:p>81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9" calcext:value-type="float">
            <text:p>819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3" calcext:value-type="float">
            <text:p>82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4" calcext:value-type="float">
            <text:p>82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5" calcext:value-type="float">
            <text:p>8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6" calcext:value-type="float">
            <text:p>82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7" calcext:value-type="float">
            <text:p>8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8" calcext:value-type="float">
            <text:p>82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9" calcext:value-type="float">
            <text:p>8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2" calcext:value-type="float">
            <text:p>8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4" calcext:value-type="float">
            <text:p>8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5" calcext:value-type="float">
            <text:p>8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6" calcext:value-type="float">
            <text:p>83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7" calcext:value-type="float">
            <text:p>83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8" calcext:value-type="float">
            <text:p>83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9" calcext:value-type="float">
            <text:p>83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0" calcext:value-type="float">
            <text:p>84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1" calcext:value-type="float">
            <text:p>84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2" calcext:value-type="float">
            <text:p>84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3" calcext:value-type="float">
            <text:p>84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9" calcext:value-type="float">
            <text:p>84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1" calcext:value-type="float">
            <text:p>85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2" calcext:value-type="float">
            <text:p>8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4" calcext:value-type="float">
            <text:p>8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5" calcext:value-type="float">
            <text:p>85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6" calcext:value-type="float">
            <text:p>85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7" calcext:value-type="float">
            <text:p>8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9" calcext:value-type="float">
            <text:p>85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1" calcext:value-type="float">
            <text:p>8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2" calcext:value-type="float">
            <text:p>86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3" calcext:value-type="float">
            <text:p>86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4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6" calcext:value-type="float">
            <text:p>866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7" calcext:value-type="float">
            <text:p>86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8" calcext:value-type="float">
            <text:p>8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1" calcext:value-type="float">
            <text:p>87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3" calcext:value-type="float">
            <text:p>87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4" calcext:value-type="float">
            <text:p>87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6" calcext:value-type="float">
            <text:p>87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7" calcext:value-type="float">
            <text:p>87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8" calcext:value-type="float">
            <text:p>87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9" calcext:value-type="float">
            <text:p>8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0" calcext:value-type="float">
            <text:p>88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1" calcext:value-type="float">
            <text:p>8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4" calcext:value-type="float">
            <text:p>88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7" calcext:value-type="float">
            <text:p>88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8" calcext:value-type="float">
            <text:p>88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9" calcext:value-type="float">
            <text:p>88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0" calcext:value-type="float">
            <text:p>89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1" calcext:value-type="float">
            <text:p>89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2" calcext:value-type="float">
            <text:p>89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3" calcext:value-type="float">
            <text:p>89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4" calcext:value-type="float">
            <text:p>89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5" calcext:value-type="float">
            <text:p>8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6" calcext:value-type="float">
            <text:p>89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7" calcext:value-type="float">
            <text:p>89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8" calcext:value-type="float">
            <text:p>89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9" calcext:value-type="float">
            <text:p>89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1" calcext:value-type="float">
            <text:p>90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5" calcext:value-type="float">
            <text:p>9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9" calcext:value-type="float">
            <text:p>90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1" calcext:value-type="float">
            <text:p>91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5" calcext:value-type="float">
            <text:p>9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6" calcext:value-type="float">
            <text:p>9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7" calcext:value-type="float">
            <text:p>9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0" calcext:value-type="float">
            <text:p>9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2" calcext:value-type="float">
            <text:p>9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3" calcext:value-type="float">
            <text:p>9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4" calcext:value-type="float">
            <text:p>9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6" calcext:value-type="float">
            <text:p>9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7" calcext:value-type="float">
            <text:p>9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8" calcext:value-type="float">
            <text:p>9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1" calcext:value-type="float">
            <text:p>9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3" calcext:value-type="float">
            <text:p>9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4" calcext:value-type="float">
            <text:p>9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5" calcext:value-type="float">
            <text:p>9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6" calcext:value-type="float">
            <text:p>93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7" calcext:value-type="float">
            <text:p>93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9" calcext:value-type="float">
            <text:p>93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0" calcext:value-type="float">
            <text:p>94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2" calcext:value-type="float">
            <text:p>942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3" calcext:value-type="float">
            <text:p>94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4" calcext:value-type="float">
            <text:p>94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5" calcext:value-type="float">
            <text:p>94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6" calcext:value-type="float">
            <text:p>94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7" calcext:value-type="float">
            <text:p>94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8" calcext:value-type="float">
            <text:p>9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9" calcext:value-type="float">
            <text:p>94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1" calcext:value-type="float">
            <text:p>95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2" calcext:value-type="float">
            <text:p>95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3" calcext:value-type="float">
            <text:p>9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4" calcext:value-type="float">
            <text:p>95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5" calcext:value-type="float">
            <text:p>95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6" calcext:value-type="float">
            <text:p>95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7" calcext:value-type="float">
            <text:p>95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8" calcext:value-type="float">
            <text:p>95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9" calcext:value-type="float">
            <text:p>95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1" calcext:value-type="float">
            <text:p>9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2" calcext:value-type="float">
            <text:p>96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3" calcext:value-type="float">
            <text:p>96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4" calcext:value-type="float">
            <text:p>96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6" calcext:value-type="float">
            <text:p>96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7" calcext:value-type="float">
            <text:p>96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8" calcext:value-type="float">
            <text:p>96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9" calcext:value-type="float">
            <text:p>9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1" calcext:value-type="float">
            <text:p>97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3" calcext:value-type="float">
            <text:p>97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4" calcext:value-type="float">
            <text:p>9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6" calcext:value-type="float">
            <text:p>97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7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8" calcext:value-type="float">
            <text:p>97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9" calcext:value-type="float">
            <text:p>9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0" calcext:value-type="float">
            <text:p>98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1" calcext:value-type="float">
            <text:p>9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2" calcext:value-type="float">
            <text:p>98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3" calcext:value-type="float">
            <text:p>98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5" calcext:value-type="float">
            <text:p>9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6" calcext:value-type="float">
            <text:p>98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7" calcext:value-type="float">
            <text:p>9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8" calcext:value-type="float">
            <text:p>98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9" calcext:value-type="float">
            <text:p>98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2" calcext:value-type="float">
            <text:p>99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3" calcext:value-type="float">
            <text:p>99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4" calcext:value-type="float">
            <text:p>99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5" calcext:value-type="float">
            <text:p>9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7" calcext:value-type="float">
            <text:p>997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9" calcext:value-type="float">
            <text:p>99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5" calcext:value-type="float">
            <text:p>5</text:p>
          </table:table-cell>
          <table:table-cell table:style-name="ce1" table:formula="of:=MIN([$Input.G13:.G1012])" office:value-type="float" office:value="0" calcext:value-type="float">
            <text:p>0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5" calcext:value-type="float">
            <text:p>5</text:p>
          </table:table-cell>
          <table:table-cell/>
          <table:table-cell table:formula="of:=MIN([$Input.K13:.K1012])" office:value-type="float" office:value="7" calcext:value-type="float">
            <text:p>7</text:p>
          </table:table-cell>
          <table:table-cell table:formula="of:=MIN([$Input.L13:.L1012])" office:value-type="float" office:value="16" calcext:value-type="float">
            <text:p>16</text:p>
          </table:table-cell>
          <table:table-cell table:formula="of:=MIN([$Input.M13:.M1012])" office:value-type="float" office:value="36" calcext:value-type="float">
            <text:p>36</text:p>
          </table:table-cell>
          <table:table-cell table:formula="of:=MIN([$Input.K13:.M1012])" office:value-type="float" office:value="7" calcext:value-type="float">
            <text:p>7</text:p>
          </table:table-cell>
          <table:table-cell/>
          <table:table-cell table:formula="of:=MIN([$Input.P13:.P1012])" office:value-type="float" office:value="12" calcext:value-type="float">
            <text:p>12</text:p>
          </table:table-cell>
          <table:table-cell table:formula="of:=MIN([$Input.Q13:.Q1012])" office:value-type="float" office:value="21" calcext:value-type="float">
            <text:p>21</text:p>
          </table:table-cell>
          <table:table-cell table:formula="of:=MIN([$Input.R13:.R1012])" office:value-type="float" office:value="31" calcext:value-type="float">
            <text:p>31</text:p>
          </table:table-cell>
          <table:table-cell table:formula="of:=MIN([$Input.P13:.R1012])" office:value-type="float" office:value="12" calcext:value-type="float">
            <text:p>12</text:p>
          </table:table-cell>
          <table:table-cell/>
          <table:table-cell table:formula="of:=MIN([$Input.U13:.U1012])" office:value-type="float" office:value="25" calcext:value-type="float">
            <text:p>25</text:p>
          </table:table-cell>
          <table:table-cell table:formula="of:=MIN([$Input.V13:.V1012])" office:value-type="float" office:value="25" calcext:value-type="float">
            <text:p>25</text:p>
          </table:table-cell>
          <table:table-cell table:formula="of:=MIN([$Input.W13:.W1012])" office:value-type="float" office:value="26" calcext:value-type="float">
            <text:p>26</text:p>
          </table:table-cell>
          <table:table-cell table:formula="of:=MIN([$Input.U13:.W1012])" office:value-type="float" office:value="25" calcext:value-type="float">
            <text:p>25</text:p>
          </table:table-cell>
          <table:table-cell/>
          <table:table-cell table:formula="of:=MIN([$Input.Z13:.Z1012])" office:value-type="float" office:value="0" calcext:value-type="float">
            <text:p>0</text:p>
          </table:table-cell>
          <table:table-cell table:formula="of:=MIN([$Input.AA13:.AA1012])" office:value-type="float" office:value="0" calcext:value-type="float">
            <text:p>0</text:p>
          </table:table-cell>
          <table:table-cell table:formula="of:=MIN([$Input.AB13:.AB1012])" office:value-type="float" office:value="0" calcext:value-type="float">
            <text:p>0</text:p>
          </table:table-cell>
          <table:table-cell table:formula="of:=MIN([$Input.Z13:.AB1012])" office:value-type="float" office:value="0" calcext:value-type="float">
            <text:p>0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60" calcext:value-type="float">
            <text:p>60</text:p>
          </table:table-cell>
          <table:table-cell table:style-name="ce1" table:formula="of:=MAX([$Input.G13:.G1012])" office:value-type="float" office:value="0" calcext:value-type="float">
            <text:p>0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60" calcext:value-type="float">
            <text:p>60</text:p>
          </table:table-cell>
          <table:table-cell/>
          <table:table-cell table:formula="of:=MAX([$Input.K13:.K1012])" office:value-type="float" office:value="104" calcext:value-type="float">
            <text:p>104</text:p>
          </table:table-cell>
          <table:table-cell table:formula="of:=MAX([$Input.L13:.L1012])" office:value-type="float" office:value="113" calcext:value-type="float">
            <text:p>113</text:p>
          </table:table-cell>
          <table:table-cell table:formula="of:=MAX([$Input.M13:.M1012])" office:value-type="float" office:value="134" calcext:value-type="float">
            <text:p>134</text:p>
          </table:table-cell>
          <table:table-cell table:formula="of:=MAX([$Input.K13:.M1012])" office:value-type="float" office:value="134" calcext:value-type="float">
            <text:p>134</text:p>
          </table:table-cell>
          <table:table-cell/>
          <table:table-cell table:formula="of:=MAX([$Input.P13:.P1012])" office:value-type="float" office:value="16" calcext:value-type="float">
            <text:p>16</text:p>
          </table:table-cell>
          <table:table-cell table:formula="of:=MAX([$Input.Q13:.Q1012])" office:value-type="float" office:value="25" calcext:value-type="float">
            <text:p>25</text:p>
          </table:table-cell>
          <table:table-cell table:formula="of:=MAX([$Input.R13:.R1012])" office:value-type="float" office:value="35" calcext:value-type="float">
            <text:p>35</text:p>
          </table:table-cell>
          <table:table-cell table:formula="of:=MAX([$Input.P13:.R1012])" office:value-type="float" office:value="35" calcext:value-type="float">
            <text:p>35</text:p>
          </table:table-cell>
          <table:table-cell/>
          <table:table-cell table:formula="of:=MAX([$Input.U13:.U1012])" office:value-type="float" office:value="159" calcext:value-type="float">
            <text:p>159</text:p>
          </table:table-cell>
          <table:table-cell table:formula="of:=MAX([$Input.V13:.V1012])" office:value-type="float" office:value="158" calcext:value-type="float">
            <text:p>158</text:p>
          </table:table-cell>
          <table:table-cell table:formula="of:=MAX([$Input.W13:.W1012])" office:value-type="float" office:value="159" calcext:value-type="float">
            <text:p>159</text:p>
          </table:table-cell>
          <table:table-cell table:formula="of:=MAX([$Input.U13:.W1012])" office:value-type="float" office:value="159" calcext:value-type="float">
            <text:p>159</text:p>
          </table:table-cell>
          <table:table-cell/>
          <table:table-cell table:formula="of:=MAX([$Input.Z13:.Z1012])" office:value-type="float" office:value="0" calcext:value-type="float">
            <text:p>0</text:p>
          </table:table-cell>
          <table:table-cell table:formula="of:=MAX([$Input.AA13:.AA1012])" office:value-type="float" office:value="0" calcext:value-type="float">
            <text:p>0</text:p>
          </table:table-cell>
          <table:table-cell table:formula="of:=MAX([$Input.AB13:.AB1012])" office:value-type="float" office:value="0" calcext:value-type="float">
            <text:p>0</text:p>
          </table:table-cell>
          <table:table-cell table:formula="of:=MAX([$Input.Z13:.AB1012])" office:value-type="float" office:value="0" calcext:value-type="float">
            <text:p>0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float" office:value="21.8" calcext:value-type="float">
            <text:p>21,8</text:p>
          </table:table-cell>
          <table:table-cell table:style-name="ce1" table:formula="of:=AVERAGE([$Input.G13:.G1012])" office:value-type="string" office:string-value="" calcext:value-type="error">
            <text:p>#DIV/0!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float" office:value="21.8" calcext:value-type="float">
            <text:p>21,8</text:p>
          </table:table-cell>
          <table:table-cell/>
          <table:table-cell table:formula="of:=AVERAGE([$Input.K13:.K1012])" office:value-type="float" office:value="14.495" calcext:value-type="float">
            <text:p>14,495</text:p>
          </table:table-cell>
          <table:table-cell table:formula="of:=AVERAGE([$Input.L13:.L1012])" office:value-type="float" office:value="23.71" calcext:value-type="float">
            <text:p>23,71</text:p>
          </table:table-cell>
          <table:table-cell table:formula="of:=AVERAGE([$Input.M13:.M1012])" office:value-type="float" office:value="45.86" calcext:value-type="float">
            <text:p>45,86</text:p>
          </table:table-cell>
          <table:table-cell table:formula="of:=AVERAGE([$Input.K13:.M1012])" office:value-type="float" office:value="28.0216666666667" calcext:value-type="float">
            <text:p>28,0216666666667</text:p>
          </table:table-cell>
          <table:table-cell/>
          <table:table-cell table:formula="of:=AVERAGE([$Input.P13:.P1012])" office:value-type="float" office:value="13.236" calcext:value-type="float">
            <text:p>13,236</text:p>
          </table:table-cell>
          <table:table-cell table:formula="of:=AVERAGE([$Input.Q13:.Q1012])" office:value-type="float" office:value="22.229" calcext:value-type="float">
            <text:p>22,229</text:p>
          </table:table-cell>
          <table:table-cell table:formula="of:=AVERAGE([$Input.R13:.R1012])" office:value-type="float" office:value="32.016" calcext:value-type="float">
            <text:p>32,016</text:p>
          </table:table-cell>
          <table:table-cell table:formula="of:=AVERAGE([$Input.P13:.R1012])" office:value-type="float" office:value="22.4936666666667" calcext:value-type="float">
            <text:p>22,4936666666667</text:p>
          </table:table-cell>
          <table:table-cell/>
          <table:table-cell table:formula="of:=AVERAGE([$Input.U13:.U1012])" office:value-type="float" office:value="52.484" calcext:value-type="float">
            <text:p>52,484</text:p>
          </table:table-cell>
          <table:table-cell table:formula="of:=AVERAGE([$Input.V13:.V1012])" office:value-type="float" office:value="51.488" calcext:value-type="float">
            <text:p>51,488</text:p>
          </table:table-cell>
          <table:table-cell table:formula="of:=AVERAGE([$Input.W13:.W1012])" office:value-type="float" office:value="51.322" calcext:value-type="float">
            <text:p>51,322</text:p>
          </table:table-cell>
          <table:table-cell table:formula="of:=AVERAGE([$Input.U13:.W1012])" office:value-type="float" office:value="51.7646666666667" calcext:value-type="float">
            <text:p>51,7646666666667</text:p>
          </table:table-cell>
          <table:table-cell/>
          <table:table-cell table:formula="of:=AVERAGE([$Input.Z13:.Z1012])" office:value-type="string" office:string-value="" calcext:value-type="error">
            <text:p>#DIV/0!</text:p>
          </table:table-cell>
          <table:table-cell table:formula="of:=AVERAGE([$Input.AA13:.AA1012])" office:value-type="string" office:string-value="" calcext:value-type="error">
            <text:p>#DIV/0!</text:p>
          </table:table-cell>
          <table:table-cell table:formula="of:=AVERAGE([$Input.AB13:.AB1012])" office:value-type="string" office:string-value="" calcext:value-type="error">
            <text:p>#DIV/0!</text:p>
          </table:table-cell>
          <table:table-cell table:formula="of:=AVERAGE([$Input.Z13:.AB1012])" office:value-type="string" office:string-value="" calcext:value-type="error">
            <text:p>#DIV/0!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6" calcext:value-type="float">
            <text:p>6</text:p>
          </table:table-cell>
          <table:table-cell table:style-name="ce1" table:number-matrix-columns-spanned="1" table:number-matrix-rows-spanned="21" table:formula="of:=FREQUENCY([$Input.G13:.G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34" calcext:value-type="float">
            <text:p>34</text:p>
          </table:table-cell>
          <table:table-cell table:number-matrix-columns-spanned="1" table:number-matrix-rows-spanned="21" table:formula="of:=FREQUENCY([$Input.L13:.L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M13:.M1012];[$Calculations.$B$10:.$B$30])" office:value-type="float" office:value="0" calcext:value-type="float">
            <text:p>0</text:p>
          </table:table-cell>
          <table:table-cell table:formula="of:=[.J10]+[.K10]+[.L10]" office:value-type="float" office:value="34" calcext:value-type="float">
            <text:p>34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Q13:.Q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R13:.R1012];[$Calculations.$B$10:.$B$30])" office:value-type="float" office:value="0" calcext:value-type="float">
            <text:p>0</text:p>
          </table:table-cell>
          <table:table-cell table:formula="of:=[.O10]+[.P10]+[.Q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V13:.V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W13:.W1012];[$Calculations.$B$10:.$B$30])" office:value-type="float" office:value="0" calcext:value-type="float">
            <text:p>0</text:p>
          </table:table-cell>
          <table:table-cell table:formula="of:=[.T10]+[.U10]+[.V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A13:.AA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B13:.AB1012];[$Calculations.$B$10:.$B$30])" office:value-type="string" office:string-value="" calcext:value-type="error">
            <text:p>#VALUE!</text:p>
          </table:table-cell>
          <table:table-cell table:formula="of:=[.Y10]+[.Z10]+[.AA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table:formula="of:=[.A11]*[$Graphs.$D$2]" office:value-type="float" office:value="7.5" calcext:value-type="float">
            <text:p>7,5</text:p>
          </table:table-cell>
          <table:table-cell/>
          <table:table-cell table:style-name="ce1" table:formula="of:=[.B11]"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1]+[.K11]+[.L11]" office:value-type="float" office:value="858" calcext:value-type="float">
            <text:p>858</text:p>
          </table:table-cell>
          <table:table-cell table:style-name="ce1"/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1]+[.P11]+[.Q11]" office:value-type="float" office:value="999" calcext:value-type="float">
            <text:p>99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1]+[.U11]+[.V11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1]+[.Z11]+[.AA1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table:formula="of:=[.A12]*[$Graphs.$D$2]" office:value-type="float" office:value="15" calcext:value-type="float">
            <text:p>15</text:p>
          </table:table-cell>
          <table:table-cell/>
          <table:table-cell table:style-name="ce1" table:formula="of:=[.B1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formula="of:=[.J12]+[.K12]+[.L12]" office:value-type="float" office:value="890" calcext:value-type="float">
            <text:p>89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[.O12]+[.P12]+[.Q12]" office:value-type="float" office:value="775" calcext:value-type="float">
            <text:p>77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2]+[.U12]+[.V12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2]+[.Z12]+[.AA1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1" table:formula="of:=[.A13]*[$Graphs.$D$2]" office:value-type="float" office:value="22.5" calcext:value-type="float">
            <text:p>22,5</text:p>
          </table:table-cell>
          <table:table-cell/>
          <table:table-cell table:style-name="ce1" table:formula="of:=[.B13]"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13]+[.K13]+[.L13]" office:value-type="float" office:value="19" calcext:value-type="float">
            <text:p>1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[.O13]+[.P13]+[.Q13]" office:value-type="float" office:value="226" calcext:value-type="float">
            <text:p>226</text:p>
          </table:table-cell>
          <table:table-cell table:style-name="ce1"/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table:formula="of:=[.T13]+[.U13]+[.V13]" office:value-type="float" office:value="893" calcext:value-type="float">
            <text:p>89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3]+[.Z13]+[.AA1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table:formula="of:=[.A14]*[$Graphs.$D$2]" office:value-type="float" office:value="30" calcext:value-type="float">
            <text:p>30</text:p>
          </table:table-cell>
          <table:table-cell/>
          <table:table-cell table:style-name="ce1" table:formula="of:=[.B1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table:formula="of:=[.J14]+[.K14]+[.L14]" office:value-type="float" office:value="409" calcext:value-type="float">
            <text:p>40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O14]+[.P14]+[.Q14]" office:value-type="float" office:value="1000" calcext:value-type="float">
            <text:p>1000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T14]+[.U14]+[.V14]" office:value-type="float" office:value="9" calcext:value-type="float">
            <text:p>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4]+[.Z14]+[.AA1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,25</text:p>
          </table:table-cell>
          <table:table-cell table:style-name="ce1" table:formula="of:=[.A15]*[$Graphs.$D$2]" office:value-type="float" office:value="37.5" calcext:value-type="float">
            <text:p>37,5</text:p>
          </table:table-cell>
          <table:table-cell/>
          <table:table-cell table:style-name="ce1" table:formula="of:=[.B15]"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74" calcext:value-type="float">
            <text:p>474</text:p>
          </table:table-cell>
          <table:table-cell table:formula="of:=[.J15]+[.K15]+[.L15]" office:value-type="float" office:value="498" calcext:value-type="float">
            <text:p>49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5]+[.P15]+[.Q15]" office:value-type="float" office:value="0" calcext:value-type="float">
            <text:p>0</text:p>
          </table:table-cell>
          <table:table-cell table:style-name="ce1"/>
          <table:table-cell office:value-type="float" office:value="286" calcext:value-type="float">
            <text:p>286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table:formula="of:=[.T15]+[.U15]+[.V15]" office:value-type="float" office:value="882" calcext:value-type="float">
            <text:p>882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5]+[.Z15]+[.AA1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table:formula="of:=[.A16]*[$Graphs.$D$2]" office:value-type="float" office:value="45" calcext:value-type="float">
            <text:p>45</text:p>
          </table:table-cell>
          <table:table-cell/>
          <table:table-cell table:style-name="ce1" table:formula="of:=[.B16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16]+[.K16]+[.L16]" office:value-type="float" office:value="16" calcext:value-type="float">
            <text:p>1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6]+[.P16]+[.Q16]" office:value-type="float" office:value="0" calcext:value-type="float">
            <text:p>0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T16]+[.U16]+[.V16]" office:value-type="float" office:value="13" calcext:value-type="float">
            <text:p>1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6]+[.Z16]+[.AA1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1" table:formula="of:=[.A17]*[$Graphs.$D$2]" office:value-type="float" office:value="52.5" calcext:value-type="float">
            <text:p>52,5</text:p>
          </table:table-cell>
          <table:table-cell/>
          <table:table-cell table:style-name="ce1" table:formula="of:=[.B17]" office:value-type="float" office:value="52.5" calcext:value-type="float">
            <text:p>52,5</text:p>
          </table:table-cell>
          <table:table-cell office:value-type="float" office:value="3" calcext:value-type="float">
            <text:p>3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J17]+[.K17]+[.L17]" office:value-type="float" office:value="32" calcext:value-type="float">
            <text:p>3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7]+[.P17]+[.Q17]" office:value-type="float" office:value="0" calcext:value-type="float">
            <text:p>0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T17]+[.U17]+[.V17]" office:value-type="float" office:value="16" calcext:value-type="float">
            <text:p>16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7]+[.Z17]+[.AA1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table:formula="of:=[.A18]*[$Graphs.$D$2]" office:value-type="float" office:value="60" calcext:value-type="float">
            <text:p>60</text:p>
          </table:table-cell>
          <table:table-cell/>
          <table:table-cell table:style-name="ce1" table:formula="of:=[.B1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J18]+[.K18]+[.L18]" office:value-type="float" office:value="30" calcext:value-type="float">
            <text:p>3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8]+[.P18]+[.Q18]" office:value-type="float" office:value="0" calcext:value-type="float">
            <text:p>0</text:p>
          </table:table-cell>
          <table:table-cell table:style-name="ce1"/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table:formula="of:=[.T18]+[.U18]+[.V18]" office:value-type="float" office:value="863" calcext:value-type="float">
            <text:p>86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8]+[.Z18]+[.AA1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,45</text:p>
          </table:table-cell>
          <table:table-cell table:style-name="ce1" table:formula="of:=[.A19]*[$Graphs.$D$2]" office:value-type="float" office:value="67.5" calcext:value-type="float">
            <text:p>67,5</text:p>
          </table:table-cell>
          <table:table-cell/>
          <table:table-cell table:style-name="ce1" table:formula="of:=[.B19]" office:value-type="float" office:value="67.5" calcext:value-type="float">
            <text:p>67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19]+[.K19]+[.L19]" office:value-type="float" office:value="26" calcext:value-type="float">
            <text:p>2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9]+[.P19]+[.Q19]" office:value-type="float" office:value="0" calcext:value-type="float">
            <text:p>0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T19]+[.U19]+[.V19]" office:value-type="float" office:value="33" calcext:value-type="float">
            <text:p>3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19]+[.Z19]+[.AA1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table:formula="of:=[.A20]*[$Graphs.$D$2]" office:value-type="float" office:value="75" calcext:value-type="float">
            <text:p>75</text:p>
          </table:table-cell>
          <table:table-cell/>
          <table:table-cell table:style-name="ce1" table:formula="of:=[.B20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J20]+[.K20]+[.L20]" office:value-type="float" office:value="23" calcext:value-type="float">
            <text:p>2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0]+[.P20]+[.Q20]" office:value-type="float" office:value="0" calcext:value-type="float">
            <text:p>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T20]+[.U20]+[.V20]" office:value-type="float" office:value="21" calcext:value-type="float">
            <text:p>2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0]+[.Z20]+[.AA2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,55</text:p>
          </table:table-cell>
          <table:table-cell table:style-name="ce1" table:formula="of:=[.A21]*[$Graphs.$D$2]" office:value-type="float" office:value="82.5" calcext:value-type="float">
            <text:p>82,5</text:p>
          </table:table-cell>
          <table:table-cell/>
          <table:table-cell table:style-name="ce1" table:formula="of:=[.B21]" office:value-type="float" office:value="82.5" calcext:value-type="float">
            <text:p>82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21]+[.K21]+[.L21]" office:value-type="float" office:value="27" calcext:value-type="float">
            <text:p>27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1]+[.P21]+[.Q21]" office:value-type="float" office:value="0" calcext:value-type="float">
            <text:p>0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T21]+[.U21]+[.V21]" office:value-type="float" office:value="28" calcext:value-type="float">
            <text:p>28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1]+[.Z21]+[.AA21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,6</text:p>
          </table:table-cell>
          <table:table-cell table:style-name="ce1" table:formula="of:=[.A22]*[$Graphs.$D$2]" office:value-type="float" office:value="90" calcext:value-type="float">
            <text:p>90</text:p>
          </table:table-cell>
          <table:table-cell/>
          <table:table-cell table:style-name="ce1" table:formula="of:=[.B22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J22]+[.K22]+[.L22]" office:value-type="float" office:value="25" calcext:value-type="float">
            <text:p>2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2]+[.P22]+[.Q22]" office:value-type="float" office:value="0" calcext:value-type="float">
            <text:p>0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T22]+[.U22]+[.V22]" office:value-type="float" office:value="17" calcext:value-type="float">
            <text:p>1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2]+[.Z22]+[.AA22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,65</text:p>
          </table:table-cell>
          <table:table-cell table:style-name="ce1" table:formula="of:=[.A23]*[$Graphs.$D$2]" office:value-type="float" office:value="97.5" calcext:value-type="float">
            <text:p>97,5</text:p>
          </table:table-cell>
          <table:table-cell/>
          <table:table-cell table:style-name="ce1" table:formula="of:=[.B23]" office:value-type="float" office:value="97.5" calcext:value-type="float">
            <text:p>97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J23]+[.K23]+[.L23]" office:value-type="float" office:value="33" calcext:value-type="float">
            <text:p>3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3]+[.P23]+[.Q23]" office:value-type="float" office:value="0" calcext:value-type="float">
            <text:p>0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T23]+[.U23]+[.V23]" office:value-type="float" office:value="23" calcext:value-type="float">
            <text:p>2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3]+[.Z23]+[.AA23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,7</text:p>
          </table:table-cell>
          <table:table-cell table:style-name="ce1" table:formula="of:=[.A24]*[$Graphs.$D$2]" office:value-type="float" office:value="105" calcext:value-type="float">
            <text:p>105</text:p>
          </table:table-cell>
          <table:table-cell/>
          <table:table-cell table:style-name="ce1" table:formula="of:=[.B24]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J24]+[.K24]+[.L24]" office:value-type="float" office:value="23" calcext:value-type="float">
            <text:p>2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4]+[.P24]+[.Q24]" office:value-type="float" office:value="0" calcext:value-type="float">
            <text:p>0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T24]+[.U24]+[.V24]" office:value-type="float" office:value="27" calcext:value-type="float">
            <text:p>2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4]+[.Z24]+[.AA24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table:formula="of:=[.A25]*[$Graphs.$D$2]" office:value-type="float" office:value="112.5" calcext:value-type="float">
            <text:p>112,5</text:p>
          </table:table-cell>
          <table:table-cell/>
          <table:table-cell table:style-name="ce1" table:formula="of:=[.B25]"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J25]+[.K25]+[.L25]" office:value-type="float" office:value="19" calcext:value-type="float">
            <text:p>1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5]+[.P25]+[.Q25]" office:value-type="float" office:value="0" calcext:value-type="float">
            <text:p>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T25]+[.U25]+[.V25]" office:value-type="float" office:value="26" calcext:value-type="float">
            <text:p>26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5]+[.Z25]+[.AA25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,8</text:p>
          </table:table-cell>
          <table:table-cell table:style-name="ce1" table:formula="of:=[.A26]*[$Graphs.$D$2]" office:value-type="float" office:value="120" calcext:value-type="float">
            <text:p>120</text:p>
          </table:table-cell>
          <table:table-cell/>
          <table:table-cell table:style-name="ce1" table:formula="of:=[.B2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26]+[.K26]+[.L26]" office:value-type="float" office:value="8" calcext:value-type="float">
            <text:p>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6]+[.P26]+[.Q26]" office:value-type="float" office:value="0" calcext:value-type="float">
            <text:p>0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T26]+[.U26]+[.V26]" office:value-type="float" office:value="25" calcext:value-type="float">
            <text:p>25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6]+[.Z26]+[.AA26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,85</text:p>
          </table:table-cell>
          <table:table-cell table:style-name="ce1" table:formula="of:=[.A27]*[$Graphs.$D$2]" office:value-type="float" office:value="127.5" calcext:value-type="float">
            <text:p>127,5</text:p>
          </table:table-cell>
          <table:table-cell/>
          <table:table-cell table:style-name="ce1" table:formula="of:=[.B27]" office:value-type="float" office:value="127.5" calcext:value-type="float">
            <text:p>127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J27]+[.K27]+[.L27]" office:value-type="float" office:value="30" calcext:value-type="float">
            <text:p>3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7]+[.P27]+[.Q27]" office:value-type="float" office:value="0" calcext:value-type="float">
            <text:p>0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T27]+[.U27]+[.V27]" office:value-type="float" office:value="14" calcext:value-type="float">
            <text:p>14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7]+[.Z27]+[.AA27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,9</text:p>
          </table:table-cell>
          <table:table-cell table:style-name="ce1" table:formula="of:=[.A28]*[$Graphs.$D$2]" office:value-type="float" office:value="135" calcext:value-type="float">
            <text:p>135</text:p>
          </table:table-cell>
          <table:table-cell/>
          <table:table-cell table:style-name="ce1" table:formula="of:=[.B28]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8]+[.K28]+[.L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8]+[.P28]+[.Q28]" office:value-type="float" office:value="0" calcext:value-type="float">
            <text:p>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T28]+[.U28]+[.V28]" office:value-type="float" office:value="40" calcext:value-type="float">
            <text:p>4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8]+[.Z28]+[.AA28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,95</text:p>
          </table:table-cell>
          <table:table-cell table:style-name="ce1" table:formula="of:=[.A29]*[$Graphs.$D$2]" office:value-type="float" office:value="142.5" calcext:value-type="float">
            <text:p>142,5</text:p>
          </table:table-cell>
          <table:table-cell/>
          <table:table-cell table:style-name="ce1" table:formula="of:=[.B29]" office:value-type="float" office:value="142.5" calcext:value-type="float">
            <text:p>142,5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9]+[.K29]+[.L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9]+[.P29]+[.Q29]" office:value-type="float" office:value="0" calcext:value-type="float">
            <text:p>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T29]+[.U29]+[.V29]" office:value-type="float" office:value="9" calcext:value-type="float">
            <text:p>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29]+[.Z29]+[.AA29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150" calcext:value-type="float">
            <text:p>150</text:p>
          </table:table-cell>
          <table:table-cell/>
          <table:table-cell table:style-name="ce1" table:formula="of:=[.B30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30]+[.K30]+[.L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0]+[.P30]+[.Q30]" office:value-type="float" office:value="0" calcext:value-type="float">
            <text:p>0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T30]+[.U30]+[.V30]" office:value-type="float" office:value="61" calcext:value-type="float">
            <text:p>6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Y30]+[.Z30]+[.AA30]" office:value-type="string" office:string-value="" calcext:value-type="error">
            <text:p>#VALUE!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4.75mm" table:end-y="3.43mm" draw:z-index="0" draw:name="=A1" draw:style-name="gr1" draw:text-style-name="P1" svg:width="155.96mm" svg:height="92.33mm" svg:x="8.33mm" svg:y="1.06mm">
              <loext:p draw:notify-on-update-of-ranges="Calculations.D10:Calculations.D30 Calculations.E5:Calculations.E5 Calculations.E10:Calculations.E30 Calculations.F5:Calculations.F5 Calculations.F10:Calculations.F30 Calculations.G5:Calculations.G5 Calculations.G10:Calculations.G3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3.03mm" table:end-y="3.43mm" draw:z-index="1" draw:name="=A1" draw:style-name="gr1" draw:text-style-name="P1" svg:width="155.96mm" svg:height="92.33mm" svg:x="6.61mm" svg:y="1.06mm">
              <loext:p draw:notify-on-update-of-ranges="Calculations.D10:Calculations.D30 Calculations.J5:Calculations.J5 Calculations.J10:Calculations.J30 Calculations.K5:Calculations.K5 Calculations.K10:Calculations.K30 Calculations.L5:Calculations.L5 Calculations.L10:Calculations.L3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5.15mm" table:end-y="2.63mm" draw:z-index="2" draw:name="=A1" draw:style-name="gr1" draw:text-style-name="P1" svg:width="155.96mm" svg:height="92.33mm" svg:x="8.73mm" svg:y="0.26mm">
              <loext:p draw:notify-on-update-of-ranges="Calculations.D10:Calculations.D30 Calculations.O5:Calculations.O5 Calculations.O10:Calculations.O30 Calculations.P5:Calculations.P5 Calculations.P10:Calculations.P30 Calculations.Q5:Calculations.Q5 Calculations.Q10:Calculations.Q3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3.03mm" table:end-y="2.63mm" draw:z-index="3" draw:name="=A1" draw:style-name="gr1" draw:text-style-name="P1" svg:width="155.96mm" svg:height="92.33mm" svg:x="6.61mm" svg:y="0.26mm">
              <loext:p draw:notify-on-update-of-ranges="Calculations.D10:Calculations.D30 Calculations.T5:Calculations.T5 Calculations.T10:Calculations.T30 Calculations.U5:Calculations.U5 Calculations.U10:Calculations.U30 Calculations.V5:Calculations.V5 Calculations.V10:Calculations.V3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57" table:end-x="5.95mm" table:end-y="2.63mm" draw:z-index="4" draw:name="=A1" draw:style-name="gr1" draw:text-style-name="P1" svg:width="155.96mm" svg:height="92.33mm" svg:x="9.53mm" svg:y="0.26mm">
              <loext:p draw:notify-on-update-of-ranges="Calculations.D10:Calculations.D30 Calculations.Y5:Calculations.Y5 Calculations.Y10:Calculations.Y30 Calculations.Z5:Calculations.Z5 Calculations.Z10:Calculations.Z30 Calculations.AA5:Calculations.AA5 Calculations.AA10:Calculations.AA30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Graphs.S57" table:end-x="3.3mm" table:end-y="2.37mm" draw:z-index="5" draw:name="=A1" draw:style-name="gr1" draw:text-style-name="P1" svg:width="155.96mm" svg:height="92.33mm" svg:x="6.88mm" svg:y="0mm">
              <loext:p draw:notify-on-update-of-ranges="Calculations.D10:Calculations.D30 Calculations.AD5:Calculations.AD5 Calculations.AD10:Calculations.AD30 Calculations.AE5:Calculations.AE5 Calculations.AE10:Calculations.AE30 Calculations.AF5:Calculations.AF5 Calculations.AF10:Calculations.AF3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table-column table:style-name="co3" table:number-columns-repeated="1024" table:default-cell-style-name="Default"/>
        <table:table-row table:style-name="ro4">
          <table:table-cell>
            <draw:frame table:end-cell-address="Compare.R38" table:end-x="4.88mm" table:end-y="1.57mm" draw:z-index="0" draw:name="Chart 1" draw:style-name="gr1" draw:text-style-name="P1" svg:width="279.25mm" svg:height="168.64mm" svg:x="0mm" svg:y="0mm">
              <loext:p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text> </loext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nb" number:country="NO">
      <loext:text> kr </loext:text>
      <loext:fill-character> </loext:fill-character>
      <number:text>-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nb" number:country="N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put" style:display-name="PageStyle_Inpu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09-14T17:00:11.494000000</dc:date>
    <meta:generator>LibreOffice/5.2.0.4$Windows_X86_64 LibreOffice_project/066b007f5ebcc236395c7d282ba488bca6720265</meta:generator>
    <meta:editing-duration>PT12M7S</meta:editing-duration>
    <meta:editing-cycles>4</meta:editing-cycles>
    <meta:document-statistic meta:table-count="4" meta:cell-count="12771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G30 Calculations.E5:Calculations.G5" chart:data-source-has-labels="both" svg:x="1.371cm" svg:y="1.654cm" svg:width="12.975cm" svg:height="6.366cm">
          <chartooo:coordinate-region svg:x="1.807cm" svg:y="1.824cm" svg:width="12.539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6">
                <text:p>6</text:p>
                <draw:g>
                  <svg:desc>Calculations.E10:Calculations.E30</svg:desc>
                </draw:g>
              </table:table-cell>
              <table:table-cell office:value-type="float" office:value="NaN">
                <text:p>NaN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371cm" svg:y="1.654cm" svg:width="12.975cm" svg:height="6.366cm">
          <chartooo:coordinate-region svg:x="2.363cm" svg:y="1.824cm" svg:width="11.983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34">
                <text:p>34</text:p>
                <draw:g>
                  <svg:desc>Calculations.J10:Calculations.J30</svg:desc>
                </draw:g>
              </table:table-cell>
              <table:table-cell office:value-type="float" office:value="0">
                <text:p>0</text:p>
                <draw:g>
                  <svg:desc>Calculations.K10:Calculations.K30</svg:desc>
                </draw:g>
              </table:table-cell>
              <table:table-cell office:value-type="float" office:value="0">
                <text:p>0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371cm" svg:y="1.654cm" svg:width="12.975cm" svg:height="6.366cm">
          <chartooo:coordinate-region svg:x="2.363cm" svg:y="1.824cm" svg:width="11.983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O10:Calculations.O30</svg:desc>
                </draw:g>
              </table:table-cell>
              <table:table-cell office:value-type="float" office:value="0">
                <text:p>0</text:p>
                <draw:g>
                  <svg:desc>Calculations.P10:Calculations.P30</svg:desc>
                </draw:g>
              </table:table-cell>
              <table:table-cell office:value-type="float" office:value="0">
                <text:p>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74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371cm" svg:y="1.654cm" svg:width="12.975cm" svg:height="6.366cm">
          <chartooo:coordinate-region svg:x="2.178cm" svg:y="1.824cm" svg:width="12.168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T10:Calculations.T30</svg:desc>
                </draw:g>
              </table:table-cell>
              <table:table-cell office:value-type="float" office:value="0">
                <text:p>0</text:p>
                <draw:g>
                  <svg:desc>Calculations.U10:Calculations.U30</svg:desc>
                </draw:g>
              </table:table-cell>
              <table:table-cell office:value-type="float" office:value="0">
                <text:p>0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01">
                <text:p>301</text:p>
              </table:table-cell>
              <table:table-cell office:value-type="float" office:value="295">
                <text:p>29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286">
                <text:p>286</text:p>
              </table:table-cell>
              <table:table-cell office:value-type="float" office:value="303">
                <text:p>30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281">
                <text:p>28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371cm" svg:y="1.654cm" svg:width="12.975cm" svg:height="6.366cm">
          <chartooo:coordinate-region svg:x="1.992cm" svg:y="1.824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371cm" svg:y="1.654cm" svg:width="12.975cm" svg:height="6.366cm">
          <chartooo:coordinate-region svg:x="1.992cm" svg:y="1.824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7.926cm" svg:height="16.865cm" xlink:href=".." xlink:type="simple" chart:class="chart:bar" chart:style-name="ch1">
        <chart:legend chart:legend-position="end" svg:x="26.933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58cm" svg:y="0.337cm" svg:width="25.817cm" svg:height="16.191cm">
          <chartooo:coordinate-region svg:x="1.55cm" svg:y="0.537cm" svg:width="24.825cm" svg:height="15.344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…</text:p>
                <draw:g>
                  <svg:desc>Calculations.J3:Calculations.J3</svg:desc>
                </draw:g>
              </table:table-cell>
              <table:table-cell office:value-type="string">
                <text:p>…</text:p>
                <draw:g>
                  <svg:desc>Calculations.O3:Calculations.O3</svg:desc>
                </draw:g>
              </table:table-cell>
              <table:table-cell office:value-type="string">
                <text:p>…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H10:Calculations.H30</svg:desc>
                </draw:g>
              </table:table-cell>
              <table:table-cell office:value-type="float" office:value="34">
                <text:p>34</text:p>
                <draw:g>
                  <svg:desc>Calculations.M10:Calculations.M30</svg:desc>
                </draw:g>
              </table:table-cell>
              <table:table-cell office:value-type="float" office:value="0">
                <text:p>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26">
                <text:p>226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